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876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99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stroke="none" svg:stroke-color="#000000" draw:fill="none" draw:fill-color="#ffffff" fo:min-height="0.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gr16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1.099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256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79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694cm" fo:min-width="0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0000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049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43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solid"/>
      <style:paragraph-properties fo:text-align="center"/>
      <style:text-properties fo:color="#000000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397cm" svg:x="4.166cm" svg:y="3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51cm" svg:height="1.397cm" svg:x="7.49cm" svg:y="3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51cm" svg:height="1.397cm" svg:x="9.145cm" svg:y="3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651cm" svg:height="1.397cm" svg:x="10.821cm" svg:y="3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51cm" svg:height="1.397cm" svg:x="12.497cm" svg:y="3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51cm" svg:height="1.397cm" svg:x="14.174cm" svg:y="3.3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1.651cm" svg:height="1.397cm" svg:x="5.843cm" svg:y="3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51cm" svg:height="1.397cm" svg:x="15.85cm" svg:y="3.318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draw:line-skew="-1.018cm" svg:x1="11.646cm" svg:y1="3.318cm" svg:x2="4.991cm" svg:y2="3.318cm" draw:start-shape="id1" draw:start-glue-point="0" draw:end-shape="id2" draw:end-glue-point="0" svg:d="M11646 3318c0-2319-6655-2319-6655 0" svg:viewBox="0 0 6656 1740">
          <text:p/>
        </draw:connector>
        <draw:connector draw:style-name="gr9" draw:text-style-name="P2" draw:layer="layout" draw:type="curve" draw:line-skew="-0.827cm" svg:x1="11.646cm" svg:y1="3.318cm" svg:x2="6.668cm" svg:y2="3.318cm" draw:start-shape="id1" draw:start-glue-point="0" draw:end-shape="id3" draw:end-glue-point="0" svg:d="M11646 3318c0-2032-4978-2032-4978 0" svg:viewBox="0 0 4979 1525">
          <text:p/>
        </draw:connector>
        <draw:connector draw:style-name="gr9" draw:text-style-name="P2" draw:layer="layout" draw:type="curve" draw:line-skew="-0.636cm" svg:x1="11.646cm" svg:y1="3.318cm" svg:x2="8.315cm" svg:y2="3.318cm" draw:start-shape="id1" draw:start-glue-point="0" draw:end-shape="id4" draw:end-glue-point="0" svg:d="M11646 3318c0-1746-3331-1746-3331 0" svg:viewBox="0 0 3332 1310">
          <text:p/>
        </draw:connector>
        <draw:connector draw:style-name="gr9" draw:text-style-name="P2" draw:layer="layout" draw:type="curve" draw:line-skew="-0.319cm" svg:x1="11.646cm" svg:y1="3.318cm" svg:x2="9.97cm" svg:y2="3.318cm" draw:start-shape="id1" draw:start-glue-point="0" draw:end-shape="id5" draw:end-glue-point="0" svg:d="M11646 3318c0-1270-1676-1270-1676 0" svg:viewBox="0 0 1677 953">
          <text:p/>
        </draw:connector>
        <draw:frame draw:style-name="gr10" draw:text-style-name="P3" draw:layer="layout" svg:width="1.018cm" svg:height="1.195cm" svg:x="15.218cm" svg:y="8.019cm">
          <draw:text-box>
            <text:p><text:span text:style-name="T1">?</text:span></text:p>
          </draw:text-box>
        </draw:frame>
        <draw:custom-shape draw:style-name="gr11" draw:text-style-name="P4" draw:layer="layout" svg:width="0.635cm" svg:height="6.516cm" draw:transform="rotate (-1.5707963267949) translate (10.779cm 4.89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4" draw:layer="layout" svg:width="0.635cm" svg:height="6.753cm" draw:transform="rotate (-1.5707963267949) translate (17.532cm 4.896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2.667cm" svg:height="1.143cm" svg:x="6.232cm" svg:y="5.724cm">
          <draw:text-box>
            <text:p><text:span text:style-name="T2">Sorted</text:span></text:p>
          </draw:text-box>
        </draw:frame>
        <draw:frame draw:style-name="gr14" draw:text-style-name="P5" draw:layer="layout" svg:width="3.364cm" svg:height="1.03cm" svg:x="12.606cm" svg:y="5.725cm">
          <draw:text-box>
            <text:p><text:span text:style-name="T2">Unsorted</text:span></text:p>
          </draw:text-box>
        </draw:frame>
        <draw:frame draw:style-name="gr15" draw:text-style-name="P6" xml:id="id6" draw:id="id6" draw:layer="layout" svg:width="1.916cm" svg:height="0.962cm" svg:x="10.987cm" svg:y="1.345cm">
          <draw:text-box>
            <text:p><text:span text:style-name="T3">curr</text:span></text:p>
          </draw:text-box>
        </draw:frame>
        <draw:connector draw:style-name="gr16" draw:text-style-name="P7" draw:layer="layout" draw:type="line" svg:x1="11.945cm" svg:y1="2.307cm" svg:x2="11.945cm" svg:y2="3.225cm" draw:start-shape="id6" draw:start-glue-point="2" svg:d="M11945 2307v918" svg:viewBox="0 0 1 919">
          <text:p/>
        </draw:connector>
        <draw:custom-shape draw:style-name="gr17" draw:text-style-name="P1" draw:layer="layout" svg:width="1.651cm" svg:height="1.397cm" svg:x="4.166cm" svg:y="10.3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651cm" svg:height="1.397cm" svg:x="7.49cm" svg:y="10.3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1.397cm" svg:x="9.145cm" svg:y="10.3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9" draw:id="id9" draw:layer="layout" svg:width="1.651cm" svg:height="1.397cm" svg:x="10.821cm" svg:y="10.3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8" draw:id="id8" draw:layer="layout" svg:width="1.651cm" svg:height="1.397cm" svg:x="12.497cm" svg:y="10.3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10" draw:id="id10" draw:layer="layout" svg:width="1.651cm" svg:height="1.397cm" svg:x="14.174cm" svg:y="10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1.397cm" svg:x="5.843cm" svg:y="10.3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xml:id="id11" draw:id="id11" draw:layer="layout" svg:width="1.651cm" svg:height="1.397cm" svg:x="15.85cm" svg:y="10.3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35cm" svg:height="6.516cm" draw:transform="rotate (-1.5707963267949) translate (10.779cm 11.89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4" draw:layer="layout" svg:width="0.635cm" svg:height="6.753cm" draw:transform="rotate (-1.5707963267949) translate (17.532cm 11.896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2.667cm" svg:height="1.143cm" svg:x="6.232cm" svg:y="12.724cm">
          <draw:text-box>
            <text:p><text:span text:style-name="T2">Sorted</text:span></text:p>
          </draw:text-box>
        </draw:frame>
        <draw:frame draw:style-name="gr14" draw:text-style-name="P5" draw:layer="layout" svg:width="3.364cm" svg:height="1.03cm" svg:x="12.606cm" svg:y="12.725cm">
          <draw:text-box>
            <text:p><text:span text:style-name="T2">Unsorted</text:span></text:p>
          </draw:text-box>
        </draw:frame>
        <draw:frame draw:style-name="gr15" draw:text-style-name="P6" xml:id="id7" draw:id="id7" draw:layer="layout" svg:width="1.916cm" svg:height="0.962cm" svg:x="10.087cm" svg:y="8.345cm">
          <draw:text-box>
            <text:p><text:span text:style-name="T3">curr</text:span></text:p>
          </draw:text-box>
        </draw:frame>
        <draw:connector draw:style-name="gr16" draw:text-style-name="P7" draw:layer="layout" draw:type="line" svg:x1="11.045cm" svg:y1="9.307cm" svg:x2="11.045cm" svg:y2="10.225cm" draw:start-shape="id7" draw:start-glue-point="2" svg:d="M11045 9307v918" svg:viewBox="0 0 1 919">
          <text:p/>
        </draw:connector>
        <draw:connector draw:style-name="gr9" draw:text-style-name="P2" draw:layer="layout" draw:type="curve" draw:line-skew="-0.144cm" svg:x1="13.322cm" svg:y1="10.318cm" svg:x2="11.646cm" svg:y2="10.318cm" draw:start-shape="id8" draw:start-glue-point="0" draw:end-shape="id9" draw:end-glue-point="0" svg:d="M13322 10318c0-1008-1676-1008-1676 0" svg:viewBox="0 0 1677 757">
          <text:p/>
        </draw:connector>
        <draw:connector draw:style-name="gr9" draw:text-style-name="P2" draw:layer="layout" draw:type="curve" draw:line-skew="-0.39cm" svg:x1="14.999cm" svg:y1="10.318cm" svg:x2="11.646cm" svg:y2="10.318cm" draw:start-shape="id10" draw:start-glue-point="0" draw:end-shape="id9" draw:end-glue-point="0" svg:d="M14999 10318c0-1377-3353-1377-3353 0" svg:viewBox="0 0 3354 1034">
          <text:p/>
        </draw:connector>
        <draw:connector draw:style-name="gr9" draw:text-style-name="P2" draw:layer="layout" draw:type="curve" draw:line-skew="-0.652cm" svg:x1="16.675cm" svg:y1="10.318cm" svg:x2="11.646cm" svg:y2="10.318cm" draw:start-shape="id11" draw:start-glue-point="0" draw:end-shape="id9" draw:end-glue-point="0" svg:d="M16675 10318c0-1770-5029-1770-5029 0" svg:viewBox="0 0 5030 1328">
          <text:p/>
        </draw:connector>
        <draw:custom-shape draw:style-name="gr25" draw:text-style-name="P9" draw:layer="layout" svg:width="1.651cm" svg:height="1.397cm" svg:x="4.211cm" svg:y="14.683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35cm" svg:y="14.683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19cm" svg:y="14.683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66cm" svg:y="14.683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42cm" svg:y="14.683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19cm" svg:y="14.683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888cm" svg:y="14.683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895cm" svg:y="14.683cm">
          <text:p text:style-name="P8">50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4.211cm" svg:y="18.683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35cm" svg:y="18.683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19cm" svg:y="18.683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66cm" svg:y="18.683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42cm" svg:y="18.683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19cm" svg:y="18.683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888cm" svg:y="18.683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895cm" svg:y="18.683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12" draw:id="id12" draw:layer="layout" svg:width="4.486cm" svg:height="0.962cm" svg:x="2.778cm" svg:y="16.845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5.021cm" svg:y1="17.807cm" svg:x2="5.045cm" svg:y2="18.725cm" draw:start-shape="id12" draw:start-glue-point="2" svg:d="M5021 17807l24 918" svg:viewBox="0 0 25 919">
          <text:p/>
        </draw:connector>
        <draw:custom-shape draw:style-name="gr25" draw:text-style-name="P9" draw:layer="layout" svg:width="1.651cm" svg:height="1.397cm" svg:x="4.224cm" svg:y="23.697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48cm" svg:y="23.697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03cm" svg:y="23.697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xml:id="id15" draw:id="id15" draw:layer="layout" svg:width="1.651cm" svg:height="1.397cm" svg:x="10.879cm" svg:y="23.697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55cm" svg:y="23.697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32cm" svg:y="23.697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01cm" svg:y="23.697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08cm" svg:y="23.697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13" draw:id="id13" draw:layer="layout" svg:width="4.486cm" svg:height="0.962cm" svg:x="2.791cm" svg:y="21.859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5.034cm" svg:y1="22.821cm" svg:x2="5.058cm" svg:y2="23.739cm" draw:start-shape="id13" draw:start-glue-point="2" svg:d="M5034 22821l24 918" svg:viewBox="0 0 25 919">
          <text:p/>
        </draw:connector>
        <draw:custom-shape draw:style-name="gr26" draw:text-style-name="P4" draw:layer="layout" svg:width="0.635cm" svg:height="13.248cm" draw:transform="rotate (1.5707963267949) translate (4.262cm 23.529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xml:id="id14" draw:id="id14" draw:layer="layout" svg:width="3.151cm" svg:height="1.046cm" svg:x="8.833cm" svg:y="21.925cm">
          <draw:text-box>
            <text:p><text:span text:style-name="T2">min = 17</text:span></text:p>
          </draw:text-box>
        </draw:frame>
        <draw:connector draw:style-name="gr9" draw:text-style-name="P2" draw:layer="layout" draw:type="curve" draw:line-skew="-0.418cm 2.017cm" svg:x1="11.984cm" svg:y1="22.448cm" svg:x2="11.704cm" svg:y2="23.697cm" draw:start-shape="id14" draw:start-glue-point="1" draw:end-shape="id15" draw:end-glue-point="0" svg:d="M11984 22448c981 0 818 497 503 714s-783 153-783 535" svg:viewBox="0 0 1027 1250">
          <text:p/>
        </draw:connector>
      </draw:page>
      <draw:page draw:name="page2" draw:style-name="dp1" draw:master-page-name="Default">
        <draw:custom-shape draw:style-name="gr25" draw:text-style-name="P9" xml:id="id19" draw:id="id19" draw:layer="layout" svg:width="1.651cm" svg:height="1.397cm" svg:x="4.237cm" svg:y="3.711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3.711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3.711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xml:id="id18" draw:id="id18" draw:layer="layout" svg:width="1.651cm" svg:height="1.397cm" svg:x="10.892cm" svg:y="3.711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3.711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3.711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3.711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3.711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16" draw:id="id16" draw:layer="layout" svg:width="4.486cm" svg:height="0.962cm" svg:x="4.504cm" svg:y="1.873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6.747cm" svg:y1="2.835cm" svg:x2="6.771cm" svg:y2="3.753cm" draw:start-shape="id16" draw:start-glue-point="2" svg:d="M6747 2835l24 918" svg:viewBox="0 0 25 919">
          <text:p/>
        </draw:connector>
        <draw:custom-shape draw:style-name="gr28" draw:text-style-name="P4" draw:layer="layout" svg:width="0.635cm" svg:height="13.248cm" draw:transform="rotate (1.5707963267949) translate (4.275cm 3.543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xml:id="id17" draw:id="id17" draw:layer="layout" svg:width="3.151cm" svg:height="1.046cm" svg:x="8.846cm" svg:y="1.939cm">
          <draw:text-box>
            <text:p><text:span text:style-name="T2">min = 17</text:span></text:p>
          </draw:text-box>
        </draw:frame>
        <draw:connector draw:style-name="gr9" draw:text-style-name="P2" draw:layer="layout" draw:type="curve" draw:line-skew="-0.418cm 2.017cm" svg:x1="11.997cm" svg:y1="2.462cm" svg:x2="11.717cm" svg:y2="3.711cm" draw:start-shape="id17" draw:start-glue-point="1" draw:end-shape="id18" draw:end-glue-point="0" svg:d="M11997 2462c981 0 818 497 503 714s-783 153-783 535" svg:viewBox="0 0 1027 1250">
          <text:p/>
        </draw:connector>
        <draw:connector draw:style-name="gr29" draw:text-style-name="P2" draw:layer="layout" draw:type="curve" svg:x1="5.062cm" svg:y1="5.108cm" svg:x2="11.717cm" svg:y2="5.108cm" draw:start-shape="id19" draw:start-glue-point="2" draw:end-shape="id18" draw:end-glue-point="2" svg:d="M5062 5108c0 789 6655 789 6655 0" svg:viewBox="0 0 6656 593">
          <text:p/>
        </draw:connector>
        <draw:custom-shape draw:style-name="gr25" draw:text-style-name="P9" draw:layer="layout" svg:width="1.651cm" svg:height="1.397cm" svg:x="4.237cm" svg:y="8.756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8.756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8.756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8.756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8.756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8.756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8.756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8.756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0" draw:id="id20" draw:layer="layout" svg:width="4.486cm" svg:height="0.962cm" svg:x="4.504cm" svg:y="6.918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6.747cm" svg:y1="7.88cm" svg:x2="6.771cm" svg:y2="8.798cm" draw:start-shape="id20" draw:start-glue-point="2" svg:d="M6747 7880l24 918" svg:viewBox="0 0 25 919">
          <text:p/>
        </draw:connector>
        <draw:custom-shape draw:style-name="gr28" draw:text-style-name="P4" draw:layer="layout" svg:width="0.635cm" svg:height="13.248cm" draw:transform="rotate (1.5707963267949) translate (4.275cm 8.588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3.151cm" svg:height="1.046cm" svg:x="9.346cm" svg:y="6.984cm">
          <draw:text-box>
            <text:p><text:span text:style-name="T2">min = 17</text:span></text:p>
          </draw:text-box>
        </draw:frame>
        <draw:custom-shape draw:style-name="gr25" draw:text-style-name="P9" draw:layer="layout" svg:width="1.651cm" svg:height="1.397cm" svg:x="4.237cm" svg:y="12.77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12.77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12.77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12.77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12.77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12.77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12.77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12.77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1" draw:id="id21" draw:layer="layout" svg:width="4.486cm" svg:height="0.962cm" svg:x="4.504cm" svg:y="10.932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6.747cm" svg:y1="11.894cm" svg:x2="6.771cm" svg:y2="12.812cm" draw:start-shape="id21" draw:start-glue-point="2" svg:d="M6747 11894l24 918" svg:viewBox="0 0 25 919">
          <text:p/>
        </draw:connector>
        <draw:custom-shape draw:style-name="gr30" draw:text-style-name="P4" draw:layer="layout" svg:width="0.635cm" svg:height="11.571cm" draw:transform="rotate (1.5707963267949) translate (5.953cm 16.602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xml:id="id23" draw:id="id23" draw:layer="layout" svg:width="3.151cm" svg:height="1.046cm" svg:x="10.147cm" svg:y="14.998cm">
          <draw:text-box>
            <text:p><text:span text:style-name="T2">min = 24</text:span></text:p>
          </draw:text-box>
        </draw:frame>
        <draw:custom-shape draw:style-name="gr25" draw:text-style-name="P9" draw:layer="layout" svg:width="1.651cm" svg:height="1.397cm" svg:x="4.237cm" svg:y="16.784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16.784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16.784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16.784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16.784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16.784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16.784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16.784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2" draw:id="id22" draw:layer="layout" svg:width="4.486cm" svg:height="0.962cm" svg:x="4.504cm" svg:y="14.946cm">
          <draw:text-box>
            <text:p><text:span text:style-name="T3">firstUnsorted</text:span></text:p>
          </draw:text-box>
        </draw:frame>
        <draw:connector draw:style-name="gr16" draw:text-style-name="P7" xml:id="id24" draw:id="id24" draw:layer="layout" draw:type="line" svg:x1="6.747cm" svg:y1="15.908cm" svg:x2="6.771cm" svg:y2="16.826cm" draw:start-shape="id22" draw:start-glue-point="2" svg:d="M6747 15908l24 918" svg:viewBox="0 0 25 919">
          <text:p/>
        </draw:connector>
        <draw:connector draw:style-name="gr9" draw:text-style-name="P2" draw:layer="layout" draw:type="curve" svg:x1="10.147cm" svg:y1="15.521cm" svg:x2="6.771cm" svg:y2="16.826cm" draw:start-shape="id23" draw:start-glue-point="3" draw:end-shape="id24" draw:end-glue-point="3" svg:d="M10147 15521c-2395 0-708 1305-3376 1305" svg:viewBox="0 0 3377 1306">
          <text:p/>
        </draw:connector>
        <draw:custom-shape draw:style-name="gr30" draw:text-style-name="P4" draw:layer="layout" svg:width="0.635cm" svg:height="11.571cm" draw:transform="rotate (1.5707963267949) translate (5.953cm 21.616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3.151cm" svg:height="1.046cm" svg:x="10.147cm" svg:y="20.012cm">
          <draw:text-box>
            <text:p><text:span text:style-name="T2">min = 24</text:span></text:p>
          </draw:text-box>
        </draw:frame>
        <draw:custom-shape draw:style-name="gr25" draw:text-style-name="P9" draw:layer="layout" svg:width="1.651cm" svg:height="1.397cm" svg:x="4.237cm" svg:y="21.798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21.798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21.798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21.798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21.798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21.798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21.798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21.798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5" draw:id="id25" draw:layer="layout" svg:width="4.486cm" svg:height="0.962cm" svg:x="4.504cm" svg:y="19.96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6.747cm" svg:y1="20.922cm" svg:x2="6.771cm" svg:y2="21.84cm" draw:start-shape="id25" draw:start-glue-point="2" svg:d="M6747 20922l24 918" svg:viewBox="0 0 25 919">
          <text:p/>
        </draw:connector>
        <draw:custom-shape draw:style-name="gr25" draw:text-style-name="P9" draw:layer="layout" svg:width="1.651cm" svg:height="1.397cm" svg:x="4.237cm" svg:y="25.812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25.812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25.812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25.812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25.812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25.812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25.812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25.812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6" draw:id="id26" draw:layer="layout" svg:width="4.486cm" svg:height="0.962cm" svg:x="6.204cm" svg:y="23.974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8.447cm" svg:y1="24.936cm" svg:x2="8.471cm" svg:y2="25.854cm" draw:start-shape="id26" draw:start-glue-point="2" svg:d="M8447 24936l24 918" svg:viewBox="0 0 25 919">
          <text:p/>
        </draw:connector>
      </draw:page>
      <draw:page draw:name="page3" draw:style-name="dp1" draw:master-page-name="Default">
        <draw:custom-shape draw:style-name="gr25" draw:text-style-name="P9" draw:layer="layout" svg:width="1.651cm" svg:height="1.397cm" svg:x="4.237cm" svg:y="2.826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2.826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2.826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2.826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2.826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2.826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2.826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2.826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7" draw:id="id27" draw:layer="layout" svg:width="4.486cm" svg:height="0.962cm" svg:x="6.204cm" svg:y="0.988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8.447cm" svg:y1="1.95cm" svg:x2="8.471cm" svg:y2="2.868cm" draw:start-shape="id27" draw:start-glue-point="2" svg:d="M8447 1950l24 918" svg:viewBox="0 0 25 919">
          <text:p/>
        </draw:connector>
        <draw:custom-shape draw:style-name="gr31" draw:text-style-name="P4" draw:layer="layout" svg:width="0.635cm" svg:height="9.92cm" draw:transform="rotate (1.5707963267949) translate (7.604cm 2.63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3.151cm" svg:height="1.046cm" svg:x="10.947cm" svg:y="1.026cm">
          <draw:text-box>
            <text:p><text:span text:style-name="T2">min = 31</text:span></text:p>
          </draw:text-box>
        </draw:frame>
        <draw:custom-shape draw:style-name="gr25" draw:text-style-name="P9" draw:layer="layout" svg:width="1.651cm" svg:height="1.397cm" svg:x="4.237cm" svg:y="6.84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xml:id="id29" draw:id="id29" draw:layer="layout" svg:width="1.651cm" svg:height="1.397cm" svg:x="7.561cm" svg:y="6.84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6.84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6.84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xml:id="id30" draw:id="id30" draw:layer="layout" svg:width="1.651cm" svg:height="1.397cm" svg:x="12.568cm" svg:y="6.84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6.84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6.84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6.84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28" draw:id="id28" draw:layer="layout" svg:width="4.486cm" svg:height="0.962cm" svg:x="6.204cm" svg:y="5.002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8.447cm" svg:y1="5.964cm" svg:x2="8.471cm" svg:y2="6.882cm" draw:start-shape="id28" draw:start-glue-point="2" svg:d="M8447 5964l24 918" svg:viewBox="0 0 25 919">
          <text:p/>
        </draw:connector>
        <draw:custom-shape draw:style-name="gr31" draw:text-style-name="P4" draw:layer="layout" svg:width="0.635cm" svg:height="9.92cm" draw:transform="rotate (1.5707963267949) translate (7.604cm 6.644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3.151cm" svg:height="1.046cm" svg:x="10.947cm" svg:y="5.04cm">
          <draw:text-box>
            <text:p><text:span text:style-name="T2">min = 31</text:span></text:p>
          </draw:text-box>
        </draw:frame>
        <draw:connector draw:style-name="gr29" draw:text-style-name="P2" draw:layer="layout" draw:type="curve" svg:x1="8.386cm" svg:y1="8.237cm" svg:x2="13.393cm" svg:y2="8.237cm" draw:start-shape="id29" draw:start-glue-point="2" draw:end-shape="id30" draw:end-glue-point="2" svg:d="M8386 8237c0 789 5007 789 5007 0" svg:viewBox="0 0 5008 593">
          <text:p/>
        </draw:connector>
        <draw:custom-shape draw:style-name="gr25" draw:text-style-name="P9" draw:layer="layout" svg:width="1.651cm" svg:height="1.397cm" svg:x="4.237cm" svg:y="11.887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xml:id="id32" draw:id="id32" draw:layer="layout" svg:width="1.651cm" svg:height="1.397cm" svg:x="7.561cm" svg:y="11.887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11.887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11.887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xml:id="id33" draw:id="id33" draw:layer="layout" svg:width="1.651cm" svg:height="1.397cm" svg:x="12.568cm" svg:y="11.887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11.887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11.887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11.887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31" draw:id="id31" draw:layer="layout" svg:width="4.486cm" svg:height="0.962cm" svg:x="7.804cm" svg:y="10.049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10.047cm" svg:y1="11.011cm" svg:x2="10.071cm" svg:y2="11.929cm" draw:start-shape="id31" draw:start-glue-point="2" svg:d="M10047 11011l24 918" svg:viewBox="0 0 25 919">
          <text:p/>
        </draw:connector>
        <draw:custom-shape draw:style-name="gr31" draw:text-style-name="P4" draw:layer="layout" svg:width="0.635cm" svg:height="9.92cm" draw:transform="rotate (1.5707963267949) translate (7.604cm 11.691cm)">
          <text:p/>
          <draw:enhanced-geometry svg:viewBox="0 0 21600 21600" draw:glue-points="0 0 0 21600 21600 10800" draw:text-areas="0 ?f9 7800 ?f10" draw:type="right-brace" draw:modifiers="657.01562382066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3.151cm" svg:height="1.046cm" svg:x="11.947cm" svg:y="10.087cm">
          <draw:text-box>
            <text:p><text:span text:style-name="T2">min = 31</text:span></text:p>
          </draw:text-box>
        </draw:frame>
        <draw:connector draw:style-name="gr29" draw:text-style-name="P2" draw:layer="layout" draw:type="curve" svg:x1="8.386cm" svg:y1="13.284cm" svg:x2="13.393cm" svg:y2="13.284cm" draw:start-shape="id32" draw:start-glue-point="2" draw:end-shape="id33" draw:end-glue-point="2" svg:d="M8386 13284c0 789 5007 789 5007 0" svg:viewBox="0 0 5008 593">
          <text:p/>
        </draw:connector>
        <draw:custom-shape draw:style-name="gr25" draw:text-style-name="P9" draw:layer="layout" svg:width="1.651cm" svg:height="1.397cm" svg:x="4.237cm" svg:y="16.934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7.561cm" svg:y="16.934cm">
          <text:p text:style-name="P8">31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9.216cm" svg:y="16.934cm">
          <text:p text:style-name="P8">4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0.892cm" svg:y="16.934cm">
          <text:p text:style-name="P8">85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2.568cm" svg:y="16.934cm">
          <text:p text:style-name="P8">63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4.245cm" svg:y="16.934cm">
          <text:p text:style-name="P8">96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5.914cm" svg:y="16.934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651cm" svg:height="1.397cm" svg:x="15.921cm" svg:y="16.934cm">
          <text:p text:style-name="P8">50</text:p>
          <draw:enhanced-geometry svg:viewBox="0 0 21600 21600" draw:type="rectangle" draw:enhanced-path="M 0 0 L 21600 0 21600 21600 0 21600 0 0 Z N"/>
        </draw:custom-shape>
        <draw:frame draw:style-name="gr15" draw:text-style-name="P6" xml:id="id34" draw:id="id34" draw:layer="layout" svg:width="4.486cm" svg:height="0.962cm" svg:x="7.804cm" svg:y="15.096cm">
          <draw:text-box>
            <text:p><text:span text:style-name="T3">firstUnsorted</text:span></text:p>
          </draw:text-box>
        </draw:frame>
        <draw:connector draw:style-name="gr16" draw:text-style-name="P7" draw:layer="layout" draw:type="line" svg:x1="10.047cm" svg:y1="16.058cm" svg:x2="10.071cm" svg:y2="16.976cm" draw:start-shape="id34" draw:start-glue-point="2" svg:d="M10047 16058l24 918" svg:viewBox="0 0 25 9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12:10.831452112</meta:creation-date>
    <meta:generator>LibreOffice/6.2.6.2$Linux_X86_64 LibreOffice_project/20$Build-2</meta:generator>
    <dc:date>2019-09-17T08:30:40.585063975</dc:date>
    <meta:editing-duration>PT13S</meta:editing-duration>
    <meta:editing-cycles>1</meta:editing-cycles>
    <meta:document-statistic meta:object-count="186"/>
  </office:meta>
</office:document-meta>
</file>